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roid Sans Mono" svg:font-family="'Droid Sans Mono'"/>
    <style:font-face style:name="Tahoma1" svg:font-family="Tahoma"/>
    <style:font-face style:name="Titillium Web" svg:font-family="'Titillium Web', Arial, Helvetica, sans-serif"/>
    <style:font-face style:name="Cambria" svg:font-family="Cambria, Cambria" style:font-family-generic="swiss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text-properties fo:color="#000000" style:font-name="Times New Roman" fo:font-size="14pt" style:text-underline-style="none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text-properties fo:color="#000000"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000000"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000000" style:font-name="Times New Roman" fo:font-size="14pt" fo:font-style="normal" style:font-size-asian="14pt" style:font-style-asian="normal" style:font-size-complex="14pt" style:font-style-complex="normal"/>
    </style:style>
    <style:style style:name="P10" style:family="paragraph" style:parent-style-name="Preformatted_20_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11" style:family="paragraph" style:parent-style-name="Preformatted_20_Text">
      <style:paragraph-properties fo:text-align="justify" style:justify-single-word="false" style:text-autospace="none"/>
      <style:text-properties fo:font-variant="normal" fo:text-transform="none" fo:color="#000000" style:font-name="Times New Roman" fo:font-size="14pt" fo:letter-spacing="normal" fo:font-style="normal" fo:font-weight="normal" fo:background-color="transparent" style:font-size-asian="14pt" style:font-style-asian="normal" style:font-size-complex="14pt" style:font-style-complex="normal"/>
    </style:style>
    <style:style style:name="P12" style:family="paragraph" style:parent-style-name="Preformatted_20_Text">
      <style:text-properties fo:color="#000000"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Preformatted_20_Text">
      <style:text-properties fo:color="#000000" style:font-name="Times New Roman" fo:font-size="14pt" style:text-underline-style="none" fo:font-weight="normal" style:font-size-asian="14pt" style:font-weight-asian="normal" style:font-size-complex="14pt" style:font-weight-complex="normal"/>
    </style:style>
    <style:style style:name="P14" style:family="paragraph" style:parent-style-name="Default">
      <style:paragraph-properties style:text-autospace="none"/>
      <style:text-properties fo:color="#000000" style:font-name="Times New Roman" fo:font-size="14pt" style:text-underline-style="none" fo:font-weight="normal" style:font-size-asian="14pt" style:font-weight-asian="normal" style:font-size-complex="14pt" style:font-weight-complex="normal"/>
    </style:style>
    <style:style style:name="P15" style:family="paragraph" style:parent-style-name="Default">
      <style:paragraph-properties fo:text-align="justify" style:justify-single-word="false" style:text-autospace="none"/>
      <style:text-properties fo:color="#000000" style:font-name="Times New Roman" fo:font-size="14pt" fo:font-style="normal" style:font-size-asian="14pt" style:font-style-asian="normal" style:font-size-complex="14pt" style:font-style-complex="normal"/>
    </style:style>
    <style:style style:name="P16" style:family="paragraph" style:parent-style-name="Default">
      <style:paragraph-properties fo:text-align="justify" style:justify-single-word="false" style:text-autospace="none"/>
      <style:text-properties fo:font-variant="normal" fo:text-transform="none" fo:color="#000000" style:font-name="Times New Roman" fo:font-size="14pt" fo:letter-spacing="normal" fo:font-style="normal" fo:font-weight="normal" style:font-name-asian="Cambria" style:font-size-asian="14pt" style:font-style-asian="normal" style:font-name-complex="Cambria" style:font-size-complex="14pt" style:font-style-complex="normal"/>
    </style:style>
    <style:style style:name="P17" style:family="paragraph" style:parent-style-name="Default">
      <style:paragraph-properties fo:text-align="justify" style:justify-single-word="false" style:text-autospace="none"/>
    </style:style>
    <style:style style:name="P18" style:family="paragraph" style:parent-style-name="Default">
      <style:paragraph-properties fo:text-align="justify" style:justify-single-word="false" style:text-autospace="none"/>
      <style:text-properties fo:color="#000000" style:font-name="Times New Roman" fo:font-size="14pt" fo:font-style="normal" style:font-name-asian="Cambria" style:font-size-asian="14pt" style:font-style-asian="normal" style:font-name-complex="Cambria" style:font-size-complex="14pt" style:font-style-complex="normal"/>
    </style:style>
    <style:style style:name="P19" style:family="paragraph" style:parent-style-name="Preformatted_20_Text">
      <style:text-properties fo:color="#000000" style:font-name="Times New Roman" fo:font-size="14pt" style:font-size-asian="14pt" style:font-size-complex="14pt"/>
    </style:style>
    <style:style style:name="T1" style:family="text">
      <style:text-properties fo:color="#c0c0c0"/>
    </style:style>
    <style:style style:name="T2" style:family="text">
      <style:text-properties fo:color="#800080"/>
    </style:style>
    <style:style style:name="T3" style:family="text">
      <style:text-properties fo:color="#000000" style:font-name="Times New Roman" fo:font-size="14pt" style:text-underline-style="none" fo:font-weight="normal" style:font-size-asian="14pt" style:font-weight-asian="normal" style:font-size-complex="14pt" style:font-weight-complex="normal"/>
    </style:style>
    <style:style style:name="T4" style:family="text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T5" style:family="text">
      <style:text-properties fo:color="#000000" style:text-underline-style="none" fo:font-weight="normal" style:font-weight-asian="normal" style:font-weight-complex="normal"/>
    </style:style>
    <style:style style:name="T6" style:family="text">
      <style:text-properties style:font-name-asian="Cambria" style:font-name-complex="Cambria"/>
    </style:style>
    <style:style style:name="T7" style:family="text">
      <style:text-properties fo:font-variant="normal" fo:text-transform="none" fo:color="#000000" style:text-line-through-style="none" style:font-name="Times New Roman" fo:font-size="14pt" fo:letter-spacing="normal" fo:font-style="normal" style:text-underline-style="none" fo:font-weight="normal" style:text-blinking="false" fo:background-color="transparent" style:font-size-asian="14pt" style:font-style-asian="normal" style:font-size-complex="14pt" style:font-style-complex="normal"/>
    </style:style>
    <style:style style:name="T8" style:family="text">
      <style:text-properties fo:font-variant="normal" fo:text-transform="none" fo:color="#000000" style:font-name="Times New Roman" fo:font-size="14pt" fo:letter-spacing="normal" fo:font-style="normal" fo:font-weight="normal" fo:background-color="transparent" style:font-size-asian="14pt" style:font-style-asian="normal" style:font-size-complex="14pt" style:font-style-complex="normal"/>
    </style:style>
    <style:style style:name="T9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tyle-asian="normal" style:font-size-complex="14pt" style:font-style-complex="normal"/>
    </style:style>
    <style:style style:name="T10" style:family="text">
      <style:text-properties fo:font-variant="normal" fo:text-transform="none" fo:color="#000000" style:font-name="Times New Roman" fo:font-size="14pt" fo:letter-spacing="normal" fo:font-style="normal" fo:background-color="transparent" style:font-size-asian="14pt" style:font-style-asian="normal" style:font-size-complex="14pt" style:font-style-complex="normal"/>
    </style:style>
    <style:style style:name="T11" style:family="text">
      <style:text-properties fo:font-variant="normal" fo:text-transform="none" fo:color="#000000" style:font-name="Times New Roman" fo:font-size="14pt" fo:letter-spacing="normal" fo:font-style="normal" style:text-underline-style="none" fo:font-weight="normal" fo:background-color="transparent" style:font-size-asian="14pt" style:font-style-asian="normal" style:font-size-complex="14pt" style:font-style-complex="normal"/>
    </style:style>
    <style:style style:name="T12" style:family="text">
      <style:text-properties fo:font-variant="normal" fo:text-transform="none" fo:letter-spacing="normal" fo:font-weight="normal" style:font-name-asian="Cambria" style:font-name-complex="Cambria"/>
    </style:style>
    <style:style style:name="T13" style:family="text">
      <style:text-properties fo:font-weight="normal" style:font-name-asian="Cambria" style:font-weight-asian="normal" style:font-name-complex="Cambria" style:font-weight-complex="normal"/>
    </style:style>
    <style:style style:name="T14" style:family="text">
      <style:text-properties fo:color="#008000"/>
    </style:style>
    <style:style style:name="T15" style:family="text">
      <style:text-properties fo:color="#092e64"/>
    </style:style>
    <style:style style:name="T16" style:family="text"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TP2</text:p>
      <text:p text:style-name="P4"/>
      <text:p text:style-name="P2">Question 1 :</text:p>
      <text:p text:style-name="P2"/>
      <text:p text:style-name="P2"/>
      <text:p text:style-name="P3">On va parcourir la carte d'altitude et prendre la valeur de chaque pixel.</text:p>
      <text:p text:style-name="P3">Valeur est entre 0 et 255.</text:p>
      <text:p text:style-name="P3"/>
      <text:p text:style-name="P12">Il faut modifier la valeur de Z par <text:s/>: valeur/255*heightmax .</text:p>
      <text:p text:style-name="P12">Exemple : Qvector3D (-1.0f, -1.0f, <text:s/>valeur/255*heightmax)</text:p>
      <text:p text:style-name="P6"/>
      <text:p text:style-name="P19"><text:span text:style-name="T16"><text:s/></text:span><text:s/>QImage heightmap= QImage(":/heightmap.png");</text:p>
      <text:p text:style-name="P13"/>
      <text:p text:style-name="P2"/>
      <text:p text:style-name="P2">Question 2 :</text:p>
      <text:p text:style-name="P2"/>
      <text:p text:style-name="P6">-) U<text:span text:style-name="T6">n angle de 45 degrés :</text:span></text:p>
      <text:p text:style-name="P14"><text:s/>fov = 45.0;</text:p>
      <text:p text:style-name="P6">-) Pour rendre la vitesse constante, il suffit de modifier l'attribut 'angularSpeed' </text:p>
      <text:p text:style-name="P6"><text:s/>angularSpeed = 0.99;</text:p>
      <text:p text:style-name="P6"/>
      <text:p text:style-name="P6"/>
      <text:p text:style-name="P7">Question 3:</text:p>
      <text:p text:style-name="P6"/>
      <text:p text:style-name="P6"/>
      <text:p text:style-name="P7">1.</text:p>
      <text:p text:style-name="P9"><text:span text:style-name="T6">La mise à jour du terrain est controlée par la métho</text:span><text:span text:style-name="T13">de timerEvent(QTimerEvent *) dans laquelle il y a l'appel de la méthode update(). En effet, d</text:span><text:span text:style-name="T6">ans la méthode void MainWidge</text:span><text:span text:style-name="T13">t::initializeGL(),</text:span><text:span text:style-name="T6"> 'timer.start(12, this)' permet d'appeler la méthode </text:span><text:span text:style-name="T13">timerEvent(QTimerEvent *) chaque 12 millisecondes. </text:span></text:p>
      <text:p text:style-name="P18"/>
      <text:p text:style-name="P15"><text:span text:style-name="T6">L</text:span><text:span text:style-name="T6">a classe QTimer fournit des </text:span><text:span text:style-name="T12">single-shot timers répétitives.</text:span></text:p>
      <text:p text:style-name="P16">Le fonctionnement de la class Qtimer :</text:p>
      <text:p text:style-name="P16"/>
      <text:p text:style-name="P17"><text:span text:style-name="T9">-)Créer un objet timer de type Qtimer : </text:span><text:span text:style-name="T10"><text:s/></text:span><text:a xlink:type="simple" xlink:href="http://doc.qt.io/qt-5/qtimer.html#QTimer"><text:span text:style-name="T7">QTimer</text:span></text:a><text:span text:style-name="T8"> *timer = new </text:span><text:a xlink:type="simple" xlink:href="http://doc.qt.io/qt-5/qtimer.html#QTimer"><text:span text:style-name="T7">QTimer</text:span></text:a><text:span text:style-name="T8">(this);</text:span></text:p>
      <text:p text:style-name="P17"><text:span text:style-name="T7">-)Connecter son signal </text:span><text:a xlink:type="simple" xlink:href="http://doc.qt.io/qt-5/qtimer.html#timeout">timeout</text:a><text:span text:style-name="T11">() </text:span><text:span text:style-name="T8">aux slots appropriés :connect(timer, SIGNAL(timeout()), this, SLOT(mafonction()));</text:span></text:p>
      <text:p text:style-name="P17"><text:span text:style-name="T7">-)Appeler la fonction </text:span><text:a xlink:type="simple" xlink:href="http://doc.qt.io/qt-5/qtimer.html#start-1">start</text:a><text:span text:style-name="T11">() :</text:span><text:span text:style-name="T8">timer-&gt;start(1000);</text:span></text:p>
      <text:p text:style-name="P11">D'après cet example, la fonction 'mafonction()' est appelée chaque seconde. </text:p>
      <text:p text:style-name="P8">2.</text:p>
      <text:p text:style-name="P7">3.</text:p>
      <text:p text:style-name="P7">4.</text:p>
      <text:p text:style-name="P7"/>
      <text:p text:style-name="P6"/>
      <text:p text:style-name="P10"><text:soft-page-break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Droid Sans Mono" svg:font-family="'Droid Sans Mono'"/>
    <style:font-face style:name="Tahoma1" svg:font-family="Tahoma"/>
    <style:font-face style:name="Titillium Web" svg:font-family="'Titillium Web', Arial, Helvetica, sans-serif"/>
    <style:font-face style:name="Cambria" svg:font-family="Cambria, Cambria" style:font-family-generic="swiss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Cambria" fo:font-size="12pt" fo:language="de" fo:country="DE" style:font-name-asian="Cambria" style:font-size-asian="12pt" style:language-asian="ja" style:country-asian="JP" style:font-name-complex="Cambria" style:font-size-complex="12pt" style:language-complex="fa" style:country-complex="I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3H38M39S</meta:editing-duration>
    <meta:editing-cycles>27</meta:editing-cycles>
    <meta:generator>LibreOffice/3.3$Win32 LibreOffice_project/330m19$Build-8</meta:generator>
    <dc:date>2018-10-05T13:11:36.35</dc:date>
    <meta:document-statistic meta:table-count="0" meta:image-count="0" meta:object-count="0" meta:page-count="2" meta:paragraph-count="24" meta:word-count="172" meta:character-count="1162"/>
    <meta:user-defined meta:name="Info 1"/>
    <meta:user-defined meta:name="Info 2"/>
    <meta:user-defined meta:name="Info 3"/>
    <meta:user-defined meta:name="Info 4"/>
  </office:meta>
</office:document-meta>
</file>